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0pt" officeooo:paragraph-rsid="00147856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paragraph-rsid="00147856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color="#2a6099" loext:opacity="100%" style:font-name="Arial" fo:font-size="20pt" fo:font-weight="bold" officeooo:paragraph-rsid="00147856" style:font-size-asian="20pt" style:font-weight-asian="bold" style:font-size-complex="20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ática </text:p>
      <text:p text:style-name="P1"><text:tab/><text:tab/><text:tab/><text:tab/><text:tab/><text:tab/><text:tab/> <text:span text:style-name="T1">Origem: Wikipédia, a enciclopédia livre.</text:span></text:p>
      <text:p text:style-name="P1"><text:span text:style-name="T1"/></text:p>
      <text:p text:style-name="P2"><text:span text:style-name="T3">Informática</text:span> é um termo usado para descrever o conjunto das <text:span text:style-name="T5">ciências</text:span> relacionadas ao <text:span text:style-name="T5">armazenamento</text:span>, transmissão e processamento de informações em meios <text:span text:style-name="T5">digitais</text:span>, estando incluídas neste grupo: a <text:span text:style-name="T5">ciência da computação</text:span>, a <text:span text:style-name="T5">teoria da informação</text:span>, o <text:span text:style-name="T5">processo de cálculo</text:span>, a <text:span text:style-name="T5">análise numérica</text:span> e os métodos teóricos da representação dos conhecimentos e da modelagem dos problemas. Mas também pode ser entendida como ciência que estuda o conjunto de informações e conhecimentos por meios digitais. </text:p>
      <text:p text:style-name="P2">O termo informática, é tratado em <text:span text:style-name="T5">Portugal</text:span> como <text:span text:style-name="T5">sinônimo</text:span> da ciência da computação, e no <text:span text:style-name="T5">Brasil</text:span> é habitualmente usado para rever especificamente o processo de tratamento da informação por meio de <text:span text:style-name="T5">máquinas</text:span> eletrônicas definidas como <text:span text:style-name="T5">computadores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8:19:11.805000000</meta:creation-date>
    <dc:date>2023-04-26T18:27:33.579000000</dc:date>
    <meta:editing-duration>PT8M22S</meta:editing-duration>
    <meta:editing-cycles>1</meta:editing-cycles>
    <meta:document-statistic meta:table-count="0" meta:image-count="0" meta:object-count="0" meta:page-count="1" meta:paragraph-count="4" meta:word-count="114" meta:character-count="791" meta:non-whitespace-character-count="670"/>
    <meta:generator>LibreOffice/7.5.2.2$Windows_X86_64 LibreOffice_project/53bb9681a964705cf672590721dbc85eb4d0c3a2</meta:generator>
  </office:meta>
</office:document-meta>
</file>